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a2" officeooo:paragraph-rsid="001445a2"/>
    </style:style>
    <style:style style:name="P2" style:family="paragraph" style:parent-style-name="Standard">
      <style:text-properties officeooo:rsid="0015f7a1" officeooo:paragraph-rsid="0015f7a1"/>
    </style:style>
    <style:style style:name="P3" style:family="paragraph" style:parent-style-name="Standard">
      <style:text-properties officeooo:rsid="0016894e" officeooo:paragraph-rsid="0016894e"/>
    </style:style>
    <style:style style:name="P4" style:family="paragraph" style:parent-style-name="Standard">
      <style:text-properties officeooo:rsid="001848dd" officeooo:paragraph-rsid="001848dd"/>
    </style:style>
    <style:style style:name="P5" style:family="paragraph" style:parent-style-name="Standard">
      <style:text-properties officeooo:rsid="00184a4b" officeooo:paragraph-rsid="00184a4b"/>
    </style:style>
    <style:style style:name="P6" style:family="paragraph" style:parent-style-name="Standard">
      <style:text-properties officeooo:rsid="0019dd31" officeooo:paragraph-rsid="0019dd31"/>
    </style:style>
    <style:style style:name="P7" style:family="paragraph" style:parent-style-name="Standard">
      <style:text-properties officeooo:rsid="001b2fa2" officeooo:paragraph-rsid="001b2fa2"/>
    </style:style>
    <style:style style:name="P8" style:family="paragraph" style:parent-style-name="Standard">
      <style:paragraph-properties fo:break-before="page"/>
      <style:text-properties officeooo:rsid="001848dd" officeooo:paragraph-rsid="001848dd"/>
    </style:style>
    <style:style style:name="P9" style:family="paragraph" style:parent-style-name="Standard">
      <style:paragraph-properties fo:break-before="page"/>
      <style:text-properties officeooo:rsid="00184a4b" officeooo:paragraph-rsid="00184a4b"/>
    </style:style>
    <style:style style:name="P10" style:family="paragraph" style:parent-style-name="Standard">
      <style:paragraph-properties fo:break-before="page"/>
      <style:text-properties officeooo:rsid="0019dd31" officeooo:paragraph-rsid="0019dd31"/>
    </style:style>
    <style:style style:name="P11" style:family="paragraph" style:parent-style-name="Standard">
      <style:paragraph-properties fo:break-before="page"/>
      <style:text-properties officeooo:rsid="001a4785" officeooo:paragraph-rsid="001a47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ge 1</text:p>
      <text:p text:style-name="P3">------------- find averages over all random seeds -------------</text:p>
      <text:p text:style-name="P3">lmid<text:tab/>est dist err,<text:tab/>actual x,y,z<text:tab/>est x,y,z</text:p>
      <text:p text:style-name="P3">0 <text:tab/> <text:s/>0.86 <text:tab/>( <text:s text:c="2"/>1.00, <text:s/>12.00, <text:s text:c="2"/>1.50 ) <text:tab/>( <text:s text:c="2"/>0.73, <text:s/>11.37, <text:s text:c="2"/>2.01 )</text:p>
      <text:p text:style-name="P3">1 <text:tab/> <text:s/>0.61 <text:tab/>( <text:s/>11.00, <text:s text:c="2"/>7.00, <text:s text:c="2"/>2.50 ) <text:tab/>( <text:s/>11.10, <text:s text:c="2"/>6.61, <text:s text:c="2"/>2.96 )</text:p>
      <text:p text:style-name="P3">2 <text:tab/> <text:s/>3.78 <text:tab/>( <text:s/>40.00, <text:s text:c="2"/>0.00, <text:s text:c="2"/>0.00 ) <text:tab/>( <text:s/>39.15, <text:s/>-3.46, <text:s/>-1.25 )</text:p>
      <text:p text:style-name="P3">3 <text:tab/> <text:s/>3.99 <text:tab/>( <text:s/>31.00, <text:s/>14.00, <text:s text:c="2"/>0.50 ) <text:tab/>( <text:s/>30.11, <text:s/>14.32, <text:s/>-3.38 )</text:p>
      <text:p text:style-name="P3">4 <text:tab/> <text:s/>1.68 <text:tab/>( <text:s/>20.00, <text:s/>20.00, <text:s text:c="2"/>3.00 ) <text:tab/>( <text:s/>20.93, <text:s/>18.77, <text:s text:c="2"/>3.66 )</text:p>
      <text:p text:style-name="P3">5 <text:tab/> <text:s/>0.75 <text:tab/>( <text:s text:c="2"/>6.00, <text:s/>25.00, <text:s text:c="2"/>0.75 ) <text:tab/>( <text:s text:c="2"/>6.26, <text:s/>24.70, <text:s text:c="2"/>1.38 )</text:p>
      <text:p text:style-name="P3">6 <text:tab/> <text:s/>4.67 <text:tab/>( <text:s/>40.00, <text:s/>25.00, <text:s text:c="2"/>1.00 ) <text:tab/>( <text:s/>37.95, <text:s/>28.69, <text:s text:c="2"/>2.99 )</text:p>
      <text:p text:style-name="P3">7 <text:tab/> <text:s/>9.96 <text:tab/>( <text:s/>27.00, <text:s/>30.00, <text:s text:c="2"/>0.25 ) <text:tab/>( <text:s/>25.14, <text:s/>29.31, <text:s/>10.02 )</text:p>
      <text:p text:style-name="P3">8 <text:tab/> <text:s/>2.11 <text:tab/>( <text:s text:c="2"/>2.00, <text:s/>39.00, <text:s text:c="2"/>2.00 ) <text:tab/>( <text:s text:c="2"/>3.80, <text:s/>39.68, <text:s text:c="2"/>1.14 )</text:p>
      <text:p text:style-name="P3">9 <text:tab/> <text:s/>5.18 <text:tab/>( <text:s/>23.00, <text:s/>40.00, <text:s text:c="2"/>1.75 ) <text:tab/>( <text:s/>20.52, <text:s/>40.55, <text:s text:c="2"/>6.27 )</text:p>
      <text:p text:style-name="P3">10 <text:tab/> <text:s/>0.00 <text:tab/>( <text:s text:c="2"/>0.00, <text:s text:c="2"/>0.00, <text:s text:c="2"/>0.00 ) <text:tab/>( <text:s text:c="2"/>0.00, <text:s text:c="2"/>0.00, <text:s text:c="2"/>0.00 )</text:p>
      <text:p text:style-name="P3">11 <text:tab/> <text:s/>0.07 <text:tab/>( <text:s text:c="2"/>1.08, <text:s text:c="2"/>0.00, <text:s text:c="2"/>0.00 ) <text:tab/>( <text:s text:c="2"/>1.01, <text:s text:c="2"/>0.01, <text:s text:c="2"/>0.00 )</text:p>
      <text:p text:style-name="P3">12 <text:tab/> <text:s/>0.08 <text:tab/>( <text:s text:c="2"/>1.08, <text:s text:c="2"/>4.01, <text:s text:c="2"/>0.00 ) <text:tab/>( <text:s text:c="2"/>1.01, <text:s text:c="2"/>4.03, <text:s text:c="2"/>0.00 )</text:p>
      <text:p text:style-name="P3">13 <text:tab/> <text:s/>0.35 <text:tab/>( <text:s text:c="2"/>1.08, <text:s text:c="2"/>8.05, <text:s text:c="2"/>0.00 ) <text:tab/>( <text:s text:c="2"/>1.35, <text:s text:c="2"/>7.82, <text:s text:c="2"/>0.00 )</text:p>
      <text:p text:style-name="P3">14 <text:tab/> <text:s/>0.27 <text:tab/>( <text:s text:c="2"/>1.08, <text:s/>11.87, <text:s text:c="2"/>0.00 ) <text:tab/>( <text:s text:c="2"/>1.35, <text:s/>11.81, <text:s text:c="2"/>0.00 )</text:p>
      <text:p text:style-name="P3">15 <text:tab/> <text:s/>0.49 <text:tab/>( <text:s text:c="2"/>5.03, <text:s/>11.72, <text:s text:c="2"/>0.00 ) <text:tab/>( <text:s text:c="2"/>4.72, <text:s/>12.09, <text:s text:c="2"/>0.00 )</text:p>
      <text:p text:style-name="P3">16 <text:tab/> <text:s/>0.51 <text:tab/>( <text:s/>10.12, <text:s/>11.72, <text:s text:c="2"/>0.00 ) <text:tab/>( <text:s text:c="2"/>9.77, <text:s/>12.09, <text:s text:c="2"/>0.00 )</text:p>
      <text:p text:style-name="P3">17 <text:tab/> <text:s/>0.38 <text:tab/>( <text:s/>10.12, <text:s text:c="2"/>6.84, <text:s text:c="2"/>0.00 ) <text:tab/>( <text:s text:c="2"/>9.77, <text:s text:c="2"/>7.00, <text:s text:c="2"/>0.00 )</text:p>
      <text:p text:style-name="P3"/>
      <text:p text:style-name="P3">found lmid: <text:s/>[0, 1]</text:p>
      <text:p text:style-name="P3">steps used: <text:s/>[13, 84]</text:p>
      <text:p text:style-name="P3">drone err est from actual, <text:s text:c="2"/>0.72</text:p>
      <text:p text:style-name="P3">drone err est from expected, 1.09</text:p>
      <text:p text:style-name="P3">drone expect loc <text:s/>(10.00, 7.00, 0.00)</text:p>
      <text:p text:style-name="P3">drone actual loc <text:s/>(9.69, 7.51, 0.45)</text:p>
      <text:p text:style-name="P3">drone est <text:s text:c="3"/>loc <text:s/>(9.64, 7.09, 1.02)</text:p>
      <text:p text:style-name="P3"/>
      <text:p text:style-name="P3">avg drone err est from actual, <text:tab/>0.72 <text:s/></text:p>
      <text:p text:style-name="P3">avg drone err est from expected, <text:tab/>1.09</text:p>
      <text:p text:style-name="P3">Drone estimation error from actual pos</text:p>
      <text:p text:style-name="P3">0.72, </text:p>
      <text:p text:style-name="P8">stage 2</text:p>
      <text:p text:style-name="P4">------------- find averages over all random seeds -------------</text:p>
      <text:p text:style-name="P4">lmid<text:tab/>est dist err,<text:tab/>actual x,y,z<text:tab/>est x,y,z</text:p>
      <text:p text:style-name="P4">0 <text:tab/> <text:s/>1.63 <text:tab/>( <text:s text:c="2"/>1.00, <text:s/>12.00, <text:s text:c="2"/>1.50 ) <text:tab/>( <text:s text:c="2"/>0.80, <text:s/>12.61, <text:s text:c="2"/>3.00 )</text:p>
      <text:p text:style-name="P4">1 <text:tab/> <text:s/>3.40 <text:tab/>( <text:s/>11.00, <text:s text:c="2"/>7.00, <text:s text:c="2"/>2.50 ) <text:tab/>( <text:s/>13.85, <text:s text:c="2"/>8.81, <text:s text:c="2"/>2.11 )</text:p>
      <text:p text:style-name="P4">2 <text:tab/> <text:s/>8.64 <text:tab/>( <text:s/>40.00, <text:s text:c="2"/>0.00, <text:s text:c="2"/>0.00 ) <text:tab/>( <text:s/>45.51, <text:s text:c="2"/>5.48, <text:s/>-3.77 )</text:p>
      <text:p text:style-name="P4">3 <text:tab/> 10.22 <text:tab/>( <text:s/>31.00, <text:s/>14.00, <text:s text:c="2"/>0.50 ) <text:tab/>( <text:s/>33.17, <text:s/>17.27, <text:s text:c="2"/>9.93 )</text:p>
      <text:p text:style-name="P4">4 <text:tab/> <text:s/>2.69 <text:tab/>( <text:s/>20.00, <text:s/>20.00, <text:s text:c="2"/>3.00 ) <text:tab/>( <text:s/>20.32, <text:s/>21.99, <text:s text:c="2"/>1.22 )</text:p>
      <text:p text:style-name="P4">5 <text:tab/> <text:s/>2.59 <text:tab/>( <text:s text:c="2"/>6.00, <text:s/>25.00, <text:s text:c="2"/>0.75 ) <text:tab/>( <text:s text:c="2"/>7.99, <text:s/>26.57, <text:s text:c="2"/>1.31 )</text:p>
      <text:p text:style-name="P4">6 <text:tab/> <text:s/>2.92 <text:tab/>( <text:s/>40.00, <text:s/>25.00, <text:s text:c="2"/>1.00 ) <text:tab/>( <text:s/>39.25, <text:s/>22.25, <text:s text:c="2"/>0.38 )</text:p>
      <text:p text:style-name="P4">7 <text:tab/> <text:s/>2.79 <text:tab/>( <text:s/>27.00, <text:s/>30.00, <text:s text:c="2"/>0.25 ) <text:tab/>( <text:s/>25.93, <text:s/>30.16, <text:s text:c="2"/>2.82 )</text:p>
      <text:p text:style-name="P4">8 <text:tab/> <text:s/>0.97 <text:tab/>( <text:s text:c="2"/>2.00, <text:s/>39.00, <text:s text:c="2"/>2.00 ) <text:tab/>( <text:s text:c="2"/>1.78, <text:s/>39.77, <text:s text:c="2"/>2.55 )</text:p>
      <text:p text:style-name="P4">9 <text:tab/> <text:s/>2.21 <text:tab/>( <text:s/>23.00, <text:s/>40.00, <text:s text:c="2"/>1.75 ) <text:tab/>( <text:s/>22.70, <text:s/>42.08, <text:s text:c="2"/>2.44 )</text:p>
      <text:p text:style-name="P4">10 <text:tab/> <text:s/>0.00 <text:tab/>( <text:s/>10.00, <text:s text:c="2"/>7.00, <text:s text:c="2"/>0.00 ) <text:tab/>( <text:s/>10.00, <text:s text:c="2"/>7.00, <text:s text:c="2"/>0.00 )</text:p>
      <text:p text:style-name="P4">11 <text:tab/> <text:s/>0.07 <text:tab/>( <text:s text:c="2"/>1.08, <text:s text:c="2"/>0.00, <text:s text:c="2"/>0.00 ) <text:tab/>( <text:s text:c="2"/>1.01, <text:s text:c="2"/>0.01, <text:s text:c="2"/>0.00 )</text:p>
      <text:p text:style-name="P4">12 <text:tab/> <text:s/>0.08 <text:tab/>( <text:s text:c="2"/>1.08, <text:s text:c="2"/>4.01, <text:s text:c="2"/>0.00 ) <text:tab/>( <text:s text:c="2"/>1.01, <text:s text:c="2"/>4.03, <text:s text:c="2"/>0.00 )</text:p>
      <text:p text:style-name="P4">13 <text:tab/> <text:s/>0.35 <text:tab/>( <text:s text:c="2"/>1.08, <text:s text:c="2"/>8.05, <text:s text:c="2"/>0.00 ) <text:tab/>( <text:s text:c="2"/>1.35, <text:s text:c="2"/>7.82, <text:s text:c="2"/>0.00 )</text:p>
      <text:p text:style-name="P4">14 <text:tab/> <text:s/>0.27 <text:tab/>( <text:s text:c="2"/>1.08, <text:s/>11.87, <text:s text:c="2"/>0.00 ) <text:tab/>( <text:s text:c="2"/>1.35, <text:s/>11.81, <text:s text:c="2"/>0.00 )</text:p>
      <text:p text:style-name="P4">15 <text:tab/> <text:s/>0.49 <text:tab/>( <text:s text:c="2"/>5.03, <text:s/>11.72, <text:s text:c="2"/>0.00 ) <text:tab/>( <text:s text:c="2"/>4.72, <text:s/>12.09, <text:s text:c="2"/>0.00 )</text:p>
      <text:p text:style-name="P4">16 <text:tab/> <text:s/>0.51 <text:tab/>( <text:s/>10.12, <text:s/>11.72, <text:s text:c="2"/>0.00 ) <text:tab/>( <text:s text:c="2"/>9.77, <text:s/>12.09, <text:s text:c="2"/>0.00 )</text:p>
      <text:p text:style-name="P4">17 <text:tab/> <text:s/>0.38 <text:tab/>( <text:s/>10.12, <text:s text:c="2"/>6.84, <text:s text:c="2"/>0.00 ) <text:tab/>( <text:s text:c="2"/>9.77, <text:s text:c="2"/>7.00, <text:s text:c="2"/>0.00 )</text:p>
      <text:p text:style-name="P4">18 <text:tab/> <text:s/>0.38 <text:tab/>( <text:s text:c="2"/>5.95, <text:s/>15.91, <text:s text:c="2"/>0.00 ) <text:tab/>( <text:s text:c="2"/>6.32, <text:s/>15.99, <text:s text:c="2"/>0.00 )</text:p>
      <text:p text:style-name="P4">19 <text:tab/> <text:s/>0.43 <text:tab/>( <text:s text:c="2"/>5.95, <text:s/>19.88, <text:s text:c="2"/>0.00 ) <text:tab/>( <text:s text:c="2"/>6.32, <text:s/>20.10, <text:s text:c="2"/>0.00 )</text:p>
      <text:p text:style-name="P4">20 <text:tab/> <text:s/>0.41 <text:tab/>( <text:s text:c="2"/>5.95, <text:s/>23.86, <text:s text:c="2"/>0.00 ) <text:tab/>( <text:s text:c="2"/>6.32, <text:s/>24.04, <text:s text:c="2"/>0.00 )</text:p>
      <text:p text:style-name="P4">21 <text:tab/> <text:s/>0.31 <text:tab/>( <text:s text:c="2"/>6.15, <text:s/>27.64, <text:s text:c="2"/>0.00 ) <text:tab/>( <text:s text:c="2"/>6.21, <text:s/>27.94, <text:s text:c="2"/>0.00 )</text:p>
      <text:p text:style-name="P4">22 <text:tab/> <text:s/>0.21 <text:tab/>( <text:s text:c="2"/>6.15, <text:s/>31.72, <text:s text:c="2"/>0.00 ) <text:tab/>( <text:s text:c="2"/>6.21, <text:s/>31.92, <text:s text:c="2"/>0.00 )</text:p>
      <text:p text:style-name="P4">23 <text:tab/> <text:s/>0.26 <text:tab/>( <text:s text:c="2"/>6.15, <text:s/>35.82, <text:s text:c="2"/>0.00 ) <text:tab/>( <text:s text:c="2"/>6.21, <text:s/>36.07, <text:s text:c="2"/>0.00 )</text:p>
      <text:p text:style-name="P4">24 <text:tab/> <text:s/>0.40 <text:tab/>( <text:s text:c="2"/>5.12, <text:s/>38.69, <text:s text:c="2"/>0.00 ) <text:tab/>( <text:s text:c="2"/>5.22, <text:s/>39.07, <text:s text:c="2"/>0.00 )</text:p>
      <text:p text:style-name="P4">25 <text:tab/> <text:s/>0.40 <text:tab/>( <text:s text:c="2"/>1.36, <text:s/>38.69, <text:s text:c="2"/>0.00 ) <text:tab/>( <text:s text:c="2"/>1.25, <text:s/>39.07, <text:s text:c="2"/>0.00 )</text:p>
      <text:p text:style-name="P4"/>
      <text:p text:style-name="P4">found lmid: <text:s/>[5, 8]</text:p>
      <text:p text:style-name="P4">steps used: <text:s/>[21, 98]</text:p>
      <text:p text:style-name="P4">drone err est from actual, <text:s text:c="2"/>0.94</text:p>
      <text:p text:style-name="P4">drone err est from expected, 1.07</text:p>
      <text:p text:style-name="P4">drone expect loc <text:s/>(1.00, 39.00, 0.00)</text:p>
      <text:p text:style-name="P4">drone actual loc <text:s/>(1.48, 38.52, 0.43)</text:p>
      <text:p text:style-name="P4">drone est <text:s text:c="3"/>loc <text:s/>(1.28, 39.23, 1.01)</text:p>
      <text:p text:style-name="P4"/>
      <text:p text:style-name="P4">avg drone err est from actual, <text:tab/>0.94 <text:s/></text:p>
      <text:p text:style-name="P4">avg drone err est from expected, <text:tab/>1.07</text:p>
      <text:p text:style-name="P4">Drone estimation error from actual pos</text:p>
      <text:p text:style-name="P4">0.94, </text:p>
      <text:p text:style-name="P9">stage 3</text:p>
      <text:p text:style-name="P5">------------- find averages over all random seeds -------------</text:p>
      <text:p text:style-name="P5">lmid<text:tab/>est dist err,<text:tab/>actual x,y,z<text:tab/>est x,y,z</text:p>
      <text:p text:style-name="P5">0 <text:tab/> <text:s/>6.07 <text:tab/>( <text:s text:c="2"/>1.00, <text:s/>12.00, <text:s text:c="2"/>1.50 ) <text:tab/>( <text:s text:c="2"/>5.76, <text:s text:c="2"/>9.13, <text:s/>-0.94 )</text:p>
      <text:p text:style-name="P5">1 <text:tab/> <text:s/>1.15 <text:tab/>( <text:s/>11.00, <text:s text:c="2"/>7.00, <text:s text:c="2"/>2.50 ) <text:tab/>( <text:s/>11.60, <text:s text:c="2"/>6.03, <text:s text:c="2"/>2.69 )</text:p>
      <text:p text:style-name="P5">2 <text:tab/> <text:s/>4.27 <text:tab/>( <text:s/>40.00, <text:s text:c="2"/>0.00, <text:s text:c="2"/>0.00 ) <text:tab/>( <text:s/>39.86, <text:s/>-0.11, <text:s/>-4.26 )</text:p>
      <text:p text:style-name="P5">3 <text:tab/> <text:s/>2.97 <text:tab/>( <text:s/>31.00, <text:s/>14.00, <text:s text:c="2"/>0.50 ) <text:tab/>( <text:s/>33.73, <text:s/>14.40, <text:s/>-0.60 )</text:p>
      <text:p text:style-name="P5">4 <text:tab/> <text:s/>2.21 <text:tab/>( <text:s/>20.00, <text:s/>20.00, <text:s text:c="2"/>3.00 ) <text:tab/>( <text:s/>21.95, <text:s/>18.96, <text:s text:c="2"/>3.03 )</text:p>
      <text:p text:style-name="P5">5 <text:tab/> <text:s/>1.22 <text:tab/>( <text:s text:c="2"/>6.00, <text:s/>25.00, <text:s text:c="2"/>0.75 ) <text:tab/>( <text:s text:c="2"/>6.25, <text:s/>24.49, <text:s/>-0.33 )</text:p>
      <text:p text:style-name="P5">6 <text:tab/> <text:s/>2.42 <text:tab/>( <text:s/>40.00, <text:s/>25.00, <text:s text:c="2"/>1.00 ) <text:tab/>( <text:s/>41.92, <text:s/>25.96, <text:s text:c="2"/>2.12 )</text:p>
      <text:p text:style-name="P5">7 <text:tab/> <text:s/>1.22 <text:tab/>( <text:s/>27.00, <text:s/>30.00, <text:s text:c="2"/>0.25 ) <text:tab/>( <text:s/>26.09, <text:s/>29.19, <text:s text:c="2"/>0.19 )</text:p>
      <text:p text:style-name="P5">8 <text:tab/> <text:s/>2.27 <text:tab/>( <text:s text:c="2"/>2.00, <text:s/>39.00, <text:s text:c="2"/>2.00 ) <text:tab/>( <text:s text:c="2"/>2.24, <text:s/>37.82, <text:s text:c="2"/>0.07 )</text:p>
      <text:p text:style-name="P5">9 <text:tab/> <text:s/>0.81 <text:tab/>( <text:s/>23.00, <text:s/>40.00, <text:s text:c="2"/>1.75 ) <text:tab/>( <text:s/>23.25, <text:s/>39.33, <text:s text:c="2"/>2.14 )</text:p>
      <text:p text:style-name="P5">10 <text:tab/> <text:s/>0.00 <text:tab/>( <text:s text:c="2"/>1.00, <text:s/>39.00, <text:s text:c="2"/>0.00 ) <text:tab/>( <text:s text:c="2"/>1.00, <text:s/>39.00, <text:s text:c="2"/>0.00 )</text:p>
      <text:p text:style-name="P5">11 <text:tab/> <text:s/>0.07 <text:tab/>( <text:s text:c="2"/>1.08, <text:s text:c="2"/>0.00, <text:s text:c="2"/>0.00 ) <text:tab/>( <text:s text:c="2"/>1.01, <text:s text:c="2"/>0.01, <text:s text:c="2"/>0.00 )</text:p>
      <text:p text:style-name="P5">12 <text:tab/> <text:s/>0.08 <text:tab/>( <text:s text:c="2"/>1.08, <text:s text:c="2"/>4.01, <text:s text:c="2"/>0.00 ) <text:tab/>( <text:s text:c="2"/>1.01, <text:s text:c="2"/>4.03, <text:s text:c="2"/>0.00 )</text:p>
      <text:p text:style-name="P5">13 <text:tab/> <text:s/>0.35 <text:tab/>( <text:s text:c="2"/>1.08, <text:s text:c="2"/>8.05, <text:s text:c="2"/>0.00 ) <text:tab/>( <text:s text:c="2"/>1.35, <text:s text:c="2"/>7.82, <text:s text:c="2"/>0.00 )</text:p>
      <text:p text:style-name="P5">14 <text:tab/> <text:s/>0.27 <text:tab/>( <text:s text:c="2"/>1.08, <text:s/>11.87, <text:s text:c="2"/>0.00 ) <text:tab/>( <text:s text:c="2"/>1.35, <text:s/>11.81, <text:s text:c="2"/>0.00 )</text:p>
      <text:p text:style-name="P5">15 <text:tab/> <text:s/>0.49 <text:tab/>( <text:s text:c="2"/>5.03, <text:s/>11.72, <text:s text:c="2"/>0.00 ) <text:tab/>( <text:s text:c="2"/>4.72, <text:s/>12.09, <text:s text:c="2"/>0.00 )</text:p>
      <text:p text:style-name="P5">16 <text:tab/> <text:s/>0.51 <text:tab/>( <text:s/>10.12, <text:s/>11.72, <text:s text:c="2"/>0.00 ) <text:tab/>( <text:s text:c="2"/>9.77, <text:s/>12.09, <text:s text:c="2"/>0.00 )</text:p>
      <text:p text:style-name="P5">17 <text:tab/> <text:s/>0.38 <text:tab/>( <text:s/>10.12, <text:s text:c="2"/>6.84, <text:s text:c="2"/>0.00 ) <text:tab/>( <text:s text:c="2"/>9.77, <text:s text:c="2"/>7.00, <text:s text:c="2"/>0.00 )</text:p>
      <text:p text:style-name="P5">18 <text:tab/> <text:s/>0.38 <text:tab/>( <text:s text:c="2"/>5.95, <text:s/>15.91, <text:s text:c="2"/>0.00 ) <text:tab/>( <text:s text:c="2"/>6.32, <text:s/>15.99, <text:s text:c="2"/>0.00 )</text:p>
      <text:p text:style-name="P5">19 <text:tab/> <text:s/>0.43 <text:tab/>( <text:s text:c="2"/>5.95, <text:s/>19.88, <text:s text:c="2"/>0.00 ) <text:tab/>( <text:s text:c="2"/>6.32, <text:s/>20.10, <text:s text:c="2"/>0.00 )</text:p>
      <text:p text:style-name="P5">20 <text:tab/> <text:s/>0.41 <text:tab/>( <text:s text:c="2"/>5.95, <text:s/>23.86, <text:s text:c="2"/>0.00 ) <text:tab/>( <text:s text:c="2"/>6.32, <text:s/>24.04, <text:s text:c="2"/>0.00 )</text:p>
      <text:p text:style-name="P5">21 <text:tab/> <text:s/>0.31 <text:tab/>( <text:s text:c="2"/>6.15, <text:s/>27.64, <text:s text:c="2"/>0.00 ) <text:tab/>( <text:s text:c="2"/>6.21, <text:s/>27.94, <text:s text:c="2"/>0.00 )</text:p>
      <text:p text:style-name="P5">22 <text:tab/> <text:s/>0.21 <text:tab/>( <text:s text:c="2"/>6.15, <text:s/>31.72, <text:s text:c="2"/>0.00 ) <text:tab/>( <text:s text:c="2"/>6.21, <text:s/>31.92, <text:s text:c="2"/>0.00 )</text:p>
      <text:p text:style-name="P5">23 <text:tab/> <text:s/>0.26 <text:tab/>( <text:s text:c="2"/>6.15, <text:s/>35.82, <text:s text:c="2"/>0.00 ) <text:tab/>( <text:s text:c="2"/>6.21, <text:s/>36.07, <text:s text:c="2"/>0.00 )</text:p>
      <text:p text:style-name="P5">24 <text:tab/> <text:s/>0.40 <text:tab/>( <text:s text:c="2"/>5.12, <text:s/>38.69, <text:s text:c="2"/>0.00 ) <text:tab/>( <text:s text:c="2"/>5.22, <text:s/>39.07, <text:s text:c="2"/>0.00 )</text:p>
      <text:p text:style-name="P5">25 <text:tab/> <text:s/>0.40 <text:tab/>( <text:s text:c="2"/>1.36, <text:s/>38.69, <text:s text:c="2"/>0.00 ) <text:tab/>( <text:s text:c="2"/>1.25, <text:s/>39.07, <text:s text:c="2"/>0.00 )</text:p>
      <text:p text:style-name="P5">26 <text:tab/> <text:s/>0.28 <text:tab/>( <text:s text:c="2"/>9.99, <text:s/>20.20, <text:s text:c="2"/>0.00 ) <text:tab/>( <text:s/>10.27, <text:s/>20.12, <text:s text:c="2"/>0.00 )</text:p>
      <text:p text:style-name="P5">27 <text:tab/> <text:s/>0.18 <text:tab/>( <text:s/>14.05, <text:s/>20.20, <text:s text:c="2"/>0.00 ) <text:tab/>( <text:s/>14.22, <text:s/>20.12, <text:s text:c="2"/>0.00 )</text:p>
      <text:p text:style-name="P5">28 <text:tab/> <text:s/>0.15 <text:tab/>( <text:s/>18.10, <text:s/>20.20, <text:s text:c="2"/>0.00 ) <text:tab/>( <text:s/>18.23, <text:s/>20.12, <text:s text:c="2"/>0.00 )</text:p>
      <text:p text:style-name="P5">29 <text:tab/> <text:s/>0.26 <text:tab/>( <text:s/>21.10, <text:s/>19.37, <text:s text:c="2"/>0.00 ) <text:tab/>( <text:s/>21.19, <text:s/>19.12, <text:s text:c="2"/>0.00 )</text:p>
      <text:p text:style-name="P5">30 <text:tab/> <text:s/>0.41 <text:tab/>( <text:s/>24.93, <text:s/>19.42, <text:s text:c="2"/>0.00 ) <text:tab/>( <text:s/>25.32, <text:s/>19.30, <text:s text:c="2"/>0.00 )</text:p>
      <text:p text:style-name="P5">31 <text:tab/> <text:s/>0.43 <text:tab/>( <text:s/>25.97, <text:s/>22.46, <text:s text:c="2"/>0.00 ) <text:tab/>( <text:s/>26.38, <text:s/>22.35, <text:s text:c="2"/>0.00 )</text:p>
      <text:p text:style-name="P5">32 <text:tab/> <text:s/>0.41 <text:tab/>( <text:s/>25.97, <text:s/>26.42, <text:s text:c="2"/>0.00 ) <text:tab/>( <text:s/>26.38, <text:s/>26.38, <text:s text:c="2"/>0.00 )</text:p>
      <text:p text:style-name="P5">33 <text:tab/> <text:s/>0.42 <text:tab/>( <text:s/>25.97, <text:s/>30.52, <text:s text:c="2"/>0.00 ) <text:tab/>( <text:s/>26.38, <text:s/>30.45, <text:s text:c="2"/>0.00 )</text:p>
      <text:p text:style-name="P5">34 <text:tab/> <text:s/>0.74 <text:tab/>( <text:s/>25.78, <text:s/>34.80, <text:s text:c="2"/>0.00 ) <text:tab/>( <text:s/>26.48, <text:s/>34.59, <text:s text:c="2"/>0.00 )</text:p>
      <text:p text:style-name="P5">35 <text:tab/> <text:s/>0.71 <text:tab/>( <text:s/>25.78, <text:s/>38.77, <text:s text:c="2"/>0.00 ) <text:tab/>( <text:s/>26.48, <text:s/>38.75, <text:s text:c="2"/>0.00 )</text:p>
      <text:p text:style-name="P5">36 <text:tab/> <text:s/>0.65 <text:tab/>( <text:s/>23.87, <text:s/>40.81, <text:s text:c="2"/>0.00 ) <text:tab/>( <text:s/>24.51, <text:s/>40.71, <text:s text:c="2"/>0.00 )</text:p>
      <text:p text:style-name="P5"/>
      <text:p text:style-name="P5">found lmid: <text:s/>[5, 4, 7, 9]</text:p>
      <text:p text:style-name="P5">steps used: <text:s/>[18, 61, 101, 161]</text:p>
      <text:p text:style-name="P5">drone err est from actual, <text:s text:c="2"/>0.83</text:p>
      <text:p text:style-name="P5">drone err est from expected, 1.36</text:p>
      <text:p text:style-name="P5">drone expect loc <text:s/>(23.00, 40.00, 0.00)</text:p>
      <text:p text:style-name="P5">drone actual loc <text:s/>(23.29, 41.30, 0.37)</text:p>
      <text:p text:style-name="P5">drone est <text:s text:c="3"/>loc <text:s/>(23.56, 40.79, 0.96)</text:p>
      <text:p text:style-name="P5"/>
      <text:p text:style-name="P5"><text:soft-page-break/>avg drone err est from actual, <text:tab/>0.83 <text:s/></text:p>
      <text:p text:style-name="P5">avg drone err est from expected, <text:tab/>1.36</text:p>
      <text:p text:style-name="P5">Drone estimation error from actual pos</text:p>
      <text:p text:style-name="P5">0.83,</text:p>
      <text:p text:style-name="P10">stage 4</text:p>
      <text:p text:style-name="P6">------------- find averages over all random seeds -------------</text:p>
      <text:p text:style-name="P6">lmid<text:tab/>est dist err,<text:tab/>actual x,y,z<text:tab/>est x,y,z</text:p>
      <text:p text:style-name="P6">0 <text:tab/> <text:s/>6.74 <text:tab/>( <text:s text:c="2"/>1.00, <text:s/>12.00, <text:s text:c="2"/>1.50 ) <text:tab/>( <text:s text:c="2"/>0.35, <text:s/>16.15, <text:s/>-3.78 )</text:p>
      <text:p text:style-name="P6">1 <text:tab/> 13.87 <text:tab/>( <text:s/>11.00, <text:s text:c="2"/>7.00, <text:s text:c="2"/>2.50 ) <text:tab/>( <text:s/>14.87, <text:s text:c="2"/>6.72, <text:s/>15.81 )</text:p>
      <text:p text:style-name="P6">2 <text:tab/> <text:s/>8.19 <text:tab/>( <text:s/>40.00, <text:s text:c="2"/>0.00, <text:s text:c="2"/>0.00 ) <text:tab/>( <text:s/>41.80, <text:s text:c="2"/>0.87, <text:s/>-7.94 )</text:p>
      <text:p text:style-name="P6">3 <text:tab/> <text:s/>1.01 <text:tab/>( <text:s/>31.00, <text:s/>14.00, <text:s text:c="2"/>0.50 ) <text:tab/>( <text:s/>30.93, <text:s/>13.87, <text:s text:c="2"/>1.50 )</text:p>
      <text:p text:style-name="P6">4 <text:tab/> <text:s/>0.98 <text:tab/>( <text:s/>20.00, <text:s/>20.00, <text:s text:c="2"/>3.00 ) <text:tab/>( <text:s/>19.81, <text:s/>20.25, <text:s text:c="2"/>2.07 )</text:p>
      <text:p text:style-name="P6">5 <text:tab/> <text:s/>2.56 <text:tab/>( <text:s text:c="2"/>6.00, <text:s/>25.00, <text:s text:c="2"/>0.75 ) <text:tab/>( <text:s text:c="2"/>5.65, <text:s/>27.00, <text:s/>-0.82 )</text:p>
      <text:p text:style-name="P6">6 <text:tab/> <text:s/>0.75 <text:tab/>( <text:s/>40.00, <text:s/>25.00, <text:s text:c="2"/>1.00 ) <text:tab/>( <text:s/>40.08, <text:s/>24.40, <text:s text:c="2"/>1.44 )</text:p>
      <text:p text:style-name="P6">7 <text:tab/> <text:s/>1.65 <text:tab/>( <text:s/>27.00, <text:s/>30.00, <text:s text:c="2"/>0.25 ) <text:tab/>( <text:s/>27.10, <text:s/>29.08, <text:s text:c="2"/>1.62 )</text:p>
      <text:p text:style-name="P6">8 <text:tab/> <text:s/>2.01 <text:tab/>( <text:s text:c="2"/>2.00, <text:s/>39.00, <text:s text:c="2"/>2.00 ) <text:tab/>( <text:s text:c="2"/>2.03, <text:s/>37.41, <text:s text:c="2"/>0.77 )</text:p>
      <text:p text:style-name="P6">9 <text:tab/> <text:s/>3.42 <text:tab/>( <text:s/>23.00, <text:s/>40.00, <text:s text:c="2"/>1.75 ) <text:tab/>( <text:s/>21.01, <text:s/>37.57, <text:s text:c="2"/>3.09 )</text:p>
      <text:p text:style-name="P6">10 <text:tab/> <text:s/>0.00 <text:tab/>( <text:s/>23.00, <text:s/>40.00, <text:s text:c="2"/>0.00 ) <text:tab/>( <text:s/>23.00, <text:s/>40.00, <text:s text:c="2"/>0.00 )</text:p>
      <text:p text:style-name="P6">11 <text:tab/> <text:s/>0.07 <text:tab/>( <text:s text:c="2"/>1.08, <text:s text:c="2"/>0.00, <text:s text:c="2"/>0.00 ) <text:tab/>( <text:s text:c="2"/>1.01, <text:s text:c="2"/>0.01, <text:s text:c="2"/>0.00 )</text:p>
      <text:p text:style-name="P6">12 <text:tab/> <text:s/>0.08 <text:tab/>( <text:s text:c="2"/>1.08, <text:s text:c="2"/>4.01, <text:s text:c="2"/>0.00 ) <text:tab/>( <text:s text:c="2"/>1.01, <text:s text:c="2"/>4.03, <text:s text:c="2"/>0.00 )</text:p>
      <text:p text:style-name="P6">13 <text:tab/> <text:s/>0.35 <text:tab/>( <text:s text:c="2"/>1.08, <text:s text:c="2"/>8.05, <text:s text:c="2"/>0.00 ) <text:tab/>( <text:s text:c="2"/>1.35, <text:s text:c="2"/>7.82, <text:s text:c="2"/>0.00 )</text:p>
      <text:p text:style-name="P6">14 <text:tab/> <text:s/>0.27 <text:tab/>( <text:s text:c="2"/>1.08, <text:s/>11.87, <text:s text:c="2"/>0.00 ) <text:tab/>( <text:s text:c="2"/>1.35, <text:s/>11.81, <text:s text:c="2"/>0.00 )</text:p>
      <text:p text:style-name="P6">15 <text:tab/> <text:s/>0.49 <text:tab/>( <text:s text:c="2"/>5.03, <text:s/>11.72, <text:s text:c="2"/>0.00 ) <text:tab/>( <text:s text:c="2"/>4.72, <text:s/>12.09, <text:s text:c="2"/>0.00 )</text:p>
      <text:p text:style-name="P6">16 <text:tab/> <text:s/>0.51 <text:tab/>( <text:s/>10.12, <text:s/>11.72, <text:s text:c="2"/>0.00 ) <text:tab/>( <text:s text:c="2"/>9.77, <text:s/>12.09, <text:s text:c="2"/>0.00 )</text:p>
      <text:p text:style-name="P6">17 <text:tab/> <text:s/>0.38 <text:tab/>( <text:s/>10.12, <text:s text:c="2"/>6.84, <text:s text:c="2"/>0.00 ) <text:tab/>( <text:s text:c="2"/>9.77, <text:s text:c="2"/>7.00, <text:s text:c="2"/>0.00 )</text:p>
      <text:p text:style-name="P6">18 <text:tab/> <text:s/>0.38 <text:tab/>( <text:s text:c="2"/>5.95, <text:s/>15.91, <text:s text:c="2"/>0.00 ) <text:tab/>( <text:s text:c="2"/>6.32, <text:s/>15.99, <text:s text:c="2"/>0.00 )</text:p>
      <text:p text:style-name="P6">19 <text:tab/> <text:s/>0.43 <text:tab/>( <text:s text:c="2"/>5.95, <text:s/>19.88, <text:s text:c="2"/>0.00 ) <text:tab/>( <text:s text:c="2"/>6.32, <text:s/>20.10, <text:s text:c="2"/>0.00 )</text:p>
      <text:p text:style-name="P6">20 <text:tab/> <text:s/>0.41 <text:tab/>( <text:s text:c="2"/>5.95, <text:s/>23.86, <text:s text:c="2"/>0.00 ) <text:tab/>( <text:s text:c="2"/>6.32, <text:s/>24.04, <text:s text:c="2"/>0.00 )</text:p>
      <text:p text:style-name="P6">21 <text:tab/> <text:s/>0.31 <text:tab/>( <text:s text:c="2"/>6.15, <text:s/>27.64, <text:s text:c="2"/>0.00 ) <text:tab/>( <text:s text:c="2"/>6.21, <text:s/>27.94, <text:s text:c="2"/>0.00 )</text:p>
      <text:p text:style-name="P6">22 <text:tab/> <text:s/>0.21 <text:tab/>( <text:s text:c="2"/>6.15, <text:s/>31.72, <text:s text:c="2"/>0.00 ) <text:tab/>( <text:s text:c="2"/>6.21, <text:s/>31.92, <text:s text:c="2"/>0.00 )</text:p>
      <text:p text:style-name="P6">23 <text:tab/> <text:s/>0.26 <text:tab/>( <text:s text:c="2"/>6.15, <text:s/>35.82, <text:s text:c="2"/>0.00 ) <text:tab/>( <text:s text:c="2"/>6.21, <text:s/>36.07, <text:s text:c="2"/>0.00 )</text:p>
      <text:p text:style-name="P6">24 <text:tab/> <text:s/>0.40 <text:tab/>( <text:s text:c="2"/>5.12, <text:s/>38.69, <text:s text:c="2"/>0.00 ) <text:tab/>( <text:s text:c="2"/>5.22, <text:s/>39.07, <text:s text:c="2"/>0.00 )</text:p>
      <text:p text:style-name="P6">25 <text:tab/> <text:s/>0.40 <text:tab/>( <text:s text:c="2"/>1.36, <text:s/>38.69, <text:s text:c="2"/>0.00 ) <text:tab/>( <text:s text:c="2"/>1.25, <text:s/>39.07, <text:s text:c="2"/>0.00 )</text:p>
      <text:p text:style-name="P6">26 <text:tab/> <text:s/>0.28 <text:tab/>( <text:s text:c="2"/>9.99, <text:s/>20.20, <text:s text:c="2"/>0.00 ) <text:tab/>( <text:s/>10.27, <text:s/>20.12, <text:s text:c="2"/>0.00 )</text:p>
      <text:p text:style-name="P6">27 <text:tab/> <text:s/>0.18 <text:tab/>( <text:s/>14.05, <text:s/>20.20, <text:s text:c="2"/>0.00 ) <text:tab/>( <text:s/>14.22, <text:s/>20.12, <text:s text:c="2"/>0.00 )</text:p>
      <text:p text:style-name="P6">28 <text:tab/> <text:s/>0.15 <text:tab/>( <text:s/>18.10, <text:s/>20.20, <text:s text:c="2"/>0.00 ) <text:tab/>( <text:s/>18.23, <text:s/>20.12, <text:s text:c="2"/>0.00 )</text:p>
      <text:p text:style-name="P6">29 <text:tab/> <text:s/>0.26 <text:tab/>( <text:s/>21.10, <text:s/>19.37, <text:s text:c="2"/>0.00 ) <text:tab/>( <text:s/>21.19, <text:s/>19.12, <text:s text:c="2"/>0.00 )</text:p>
      <text:p text:style-name="P6">30 <text:tab/> <text:s/>0.41 <text:tab/>( <text:s/>24.93, <text:s/>19.42, <text:s text:c="2"/>0.00 ) <text:tab/>( <text:s/>25.32, <text:s/>19.30, <text:s text:c="2"/>0.00 )</text:p>
      <text:p text:style-name="P6">31 <text:tab/> <text:s/>0.43 <text:tab/>( <text:s/>25.97, <text:s/>22.46, <text:s text:c="2"/>0.00 ) <text:tab/>( <text:s/>26.38, <text:s/>22.35, <text:s text:c="2"/>0.00 )</text:p>
      <text:p text:style-name="P6">32 <text:tab/> <text:s/>0.41 <text:tab/>( <text:s/>25.97, <text:s/>26.42, <text:s text:c="2"/>0.00 ) <text:tab/>( <text:s/>26.38, <text:s/>26.38, <text:s text:c="2"/>0.00 )</text:p>
      <text:p text:style-name="P6">33 <text:tab/> <text:s/>0.42 <text:tab/>( <text:s/>25.97, <text:s/>30.52, <text:s text:c="2"/>0.00 ) <text:tab/>( <text:s/>26.38, <text:s/>30.45, <text:s text:c="2"/>0.00 )</text:p>
      <text:p text:style-name="P6">34 <text:tab/> <text:s/>0.74 <text:tab/>( <text:s/>25.78, <text:s/>34.80, <text:s text:c="2"/>0.00 ) <text:tab/>( <text:s/>26.48, <text:s/>34.59, <text:s text:c="2"/>0.00 )</text:p>
      <text:p text:style-name="P6">35 <text:tab/> <text:s/>0.71 <text:tab/>( <text:s/>25.78, <text:s/>38.77, <text:s text:c="2"/>0.00 ) <text:tab/>( <text:s/>26.48, <text:s/>38.75, <text:s text:c="2"/>0.00 )</text:p>
      <text:p text:style-name="P6">36 <text:tab/> <text:s/>0.65 <text:tab/>( <text:s/>23.87, <text:s/>40.81, <text:s text:c="2"/>0.00 ) <text:tab/>( <text:s/>24.51, <text:s/>40.71, <text:s text:c="2"/>0.00 )</text:p>
      <text:p text:style-name="P6">37 <text:tab/> <text:s/>0.26 <text:tab/>( <text:s/>30.09, <text:s/>22.20, <text:s text:c="2"/>0.00 ) <text:tab/>( <text:s/>30.11, <text:s/>21.94, <text:s text:c="2"/>0.00 )</text:p>
      <text:p text:style-name="P6">38 <text:tab/> <text:s/>0.27 <text:tab/>( <text:s/>34.00, <text:s/>22.20, <text:s text:c="2"/>0.00 ) <text:tab/>( <text:s/>34.07, <text:s/>21.94, <text:s text:c="2"/>0.00 )</text:p>
      <text:p text:style-name="P6">39 <text:tab/> <text:s/>0.26 <text:tab/>( <text:s/>38.03, <text:s/>22.20, <text:s text:c="2"/>0.00 ) <text:tab/>( <text:s/>38.04, <text:s/>21.94, <text:s text:c="2"/>0.00 )</text:p>
      <text:p text:style-name="P6">40 <text:tab/> <text:s/>0.29 <text:tab/>( <text:s/>40.09, <text:s/>24.20, <text:s text:c="2"/>0.00 ) <text:tab/>( <text:s/>39.99, <text:s/>23.93, <text:s text:c="2"/>0.00 )</text:p>
      <text:p text:style-name="P6"/>
      <text:p text:style-name="P6">found lmid: <text:s/>[7, 6]</text:p>
      <text:p text:style-name="P6">steps used: <text:s/>[12, 37]</text:p>
      <text:p text:style-name="P6">drone err est from actual, <text:s text:c="2"/>0.80</text:p>
      <text:p text:style-name="P6">drone err est from expected, 1.01</text:p>
      <text:p text:style-name="P6"><text:soft-page-break/>drone expect loc <text:s/>(40.00, 24.00, 0.00)</text:p>
      <text:p text:style-name="P6">drone actual loc <text:s/>(39.66, 24.42, 0.37)</text:p>
      <text:p text:style-name="P6">drone est <text:s text:c="3"/>loc <text:s/>(39.62, 23.85, 0.93)</text:p>
      <text:p text:style-name="P6"/>
      <text:p text:style-name="P6">avg drone err est from actual, <text:tab/>0.80 <text:s/></text:p>
      <text:p text:style-name="P6">avg drone err est from expected, <text:tab/>1.01</text:p>
      <text:p text:style-name="P6">Drone estimation error from actual pos</text:p>
      <text:p text:style-name="P6">0.80, </text:p>
      <text:p text:style-name="P11">stage 5</text:p>
      <text:p text:style-name="P7">------------- find averages over all random seeds -------------</text:p>
      <text:p text:style-name="P7">lmid<text:tab/>est dist err,<text:tab/>actual x,y,z<text:tab/>est x,y,z</text:p>
      <text:p text:style-name="P7">0 <text:tab/> <text:s/>2.19 <text:tab/>( <text:s text:c="2"/>1.00, <text:s/>12.00, <text:s text:c="2"/>1.50 ) <text:tab/>( <text:s text:c="2"/>1.27, <text:s/>10.76, <text:s text:c="2"/>3.29 )</text:p>
      <text:p text:style-name="P7">1 <text:tab/> <text:s/>1.55 <text:tab/>( <text:s/>11.00, <text:s text:c="2"/>7.00, <text:s text:c="2"/>2.50 ) <text:tab/>( <text:s/>12.35, <text:s text:c="2"/>6.85, <text:s text:c="2"/>1.76 )</text:p>
      <text:p text:style-name="P7">2 <text:tab/> <text:s/>1.09 <text:tab/>( <text:s/>40.00, <text:s text:c="2"/>0.00, <text:s text:c="2"/>0.00 ) <text:tab/>( <text:s/>41.02, <text:s/>-0.34, <text:s text:c="2"/>0.18 )</text:p>
      <text:p text:style-name="P7">3 <text:tab/> <text:s/>1.34 <text:tab/>( <text:s/>31.00, <text:s/>14.00, <text:s text:c="2"/>0.50 ) <text:tab/>( <text:s/>32.22, <text:s/>13.48, <text:s text:c="2"/>0.27 )</text:p>
      <text:p text:style-name="P7">4 <text:tab/> <text:s/>3.71 <text:tab/>( <text:s/>20.00, <text:s/>20.00, <text:s text:c="2"/>3.00 ) <text:tab/>( <text:s/>23.49, <text:s/>20.98, <text:s text:c="2"/>2.22 )</text:p>
      <text:p text:style-name="P7">5 <text:tab/> <text:s/>4.95 <text:tab/>( <text:s text:c="2"/>6.00, <text:s/>25.00, <text:s text:c="2"/>0.75 ) <text:tab/>( <text:s/>10.09, <text:s/>27.74, <text:s text:c="2"/>1.31 )</text:p>
      <text:p text:style-name="P7">6 <text:tab/> <text:s/>1.65 <text:tab/>( <text:s/>40.00, <text:s/>25.00, <text:s text:c="2"/>1.00 ) <text:tab/>( <text:s/>41.54, <text:s/>24.82, <text:s text:c="2"/>1.57 )</text:p>
      <text:p text:style-name="P7">7 <text:tab/> <text:s/>2.91 <text:tab/>( <text:s/>27.00, <text:s/>30.00, <text:s text:c="2"/>0.25 ) <text:tab/>( <text:s/>28.99, <text:s/>30.05, <text:s/>-1.87 )</text:p>
      <text:p text:style-name="P7">8 <text:tab/> <text:s/>3.81 <text:tab/>( <text:s text:c="2"/>2.00, <text:s/>39.00, <text:s text:c="2"/>2.00 ) <text:tab/>( <text:s text:c="2"/>4.97, <text:s/>38.27, <text:s/>-0.28 )</text:p>
      <text:p text:style-name="P7">9 <text:tab/> <text:s/>2.67 <text:tab/>( <text:s/>23.00, <text:s/>40.00, <text:s text:c="2"/>1.75 ) <text:tab/>( <text:s/>23.42, <text:s/>37.84, <text:s text:c="2"/>0.23 )</text:p>
      <text:p text:style-name="P7">10 <text:tab/> <text:s/>0.00 <text:tab/>( <text:s/>40.00, <text:s/>24.00, <text:s text:c="2"/>0.00 ) <text:tab/>( <text:s/>40.00, <text:s/>24.00, <text:s text:c="2"/>0.00 )</text:p>
      <text:p text:style-name="P7">11 <text:tab/> <text:s/>0.07 <text:tab/>( <text:s text:c="2"/>1.08, <text:s text:c="2"/>0.00, <text:s text:c="2"/>0.00 ) <text:tab/>( <text:s text:c="2"/>1.01, <text:s text:c="2"/>0.01, <text:s text:c="2"/>0.00 )</text:p>
      <text:p text:style-name="P7">12 <text:tab/> <text:s/>0.08 <text:tab/>( <text:s text:c="2"/>1.08, <text:s text:c="2"/>4.01, <text:s text:c="2"/>0.00 ) <text:tab/>( <text:s text:c="2"/>1.01, <text:s text:c="2"/>4.03, <text:s text:c="2"/>0.00 )</text:p>
      <text:p text:style-name="P7">13 <text:tab/> <text:s/>0.35 <text:tab/>( <text:s text:c="2"/>1.08, <text:s text:c="2"/>8.05, <text:s text:c="2"/>0.00 ) <text:tab/>( <text:s text:c="2"/>1.35, <text:s text:c="2"/>7.82, <text:s text:c="2"/>0.00 )</text:p>
      <text:p text:style-name="P7">14 <text:tab/> <text:s/>0.27 <text:tab/>( <text:s text:c="2"/>1.08, <text:s/>11.87, <text:s text:c="2"/>0.00 ) <text:tab/>( <text:s text:c="2"/>1.35, <text:s/>11.81, <text:s text:c="2"/>0.00 )</text:p>
      <text:p text:style-name="P7">15 <text:tab/> <text:s/>0.49 <text:tab/>( <text:s text:c="2"/>5.03, <text:s/>11.72, <text:s text:c="2"/>0.00 ) <text:tab/>( <text:s text:c="2"/>4.72, <text:s/>12.09, <text:s text:c="2"/>0.00 )</text:p>
      <text:p text:style-name="P7">16 <text:tab/> <text:s/>0.51 <text:tab/>( <text:s/>10.12, <text:s/>11.72, <text:s text:c="2"/>0.00 ) <text:tab/>( <text:s text:c="2"/>9.77, <text:s/>12.09, <text:s text:c="2"/>0.00 )</text:p>
      <text:p text:style-name="P7">17 <text:tab/> <text:s/>0.38 <text:tab/>( <text:s/>10.12, <text:s text:c="2"/>6.84, <text:s text:c="2"/>0.00 ) <text:tab/>( <text:s text:c="2"/>9.77, <text:s text:c="2"/>7.00, <text:s text:c="2"/>0.00 )</text:p>
      <text:p text:style-name="P7">18 <text:tab/> <text:s/>0.38 <text:tab/>( <text:s text:c="2"/>5.95, <text:s/>15.91, <text:s text:c="2"/>0.00 ) <text:tab/>( <text:s text:c="2"/>6.32, <text:s/>15.99, <text:s text:c="2"/>0.00 )</text:p>
      <text:p text:style-name="P7">19 <text:tab/> <text:s/>0.43 <text:tab/>( <text:s text:c="2"/>5.95, <text:s/>19.88, <text:s text:c="2"/>0.00 ) <text:tab/>( <text:s text:c="2"/>6.32, <text:s/>20.10, <text:s text:c="2"/>0.00 )</text:p>
      <text:p text:style-name="P7">20 <text:tab/> <text:s/>0.41 <text:tab/>( <text:s text:c="2"/>5.95, <text:s/>23.86, <text:s text:c="2"/>0.00 ) <text:tab/>( <text:s text:c="2"/>6.32, <text:s/>24.04, <text:s text:c="2"/>0.00 )</text:p>
      <text:p text:style-name="P7">21 <text:tab/> <text:s/>0.31 <text:tab/>( <text:s text:c="2"/>6.15, <text:s/>27.64, <text:s text:c="2"/>0.00 ) <text:tab/>( <text:s text:c="2"/>6.21, <text:s/>27.94, <text:s text:c="2"/>0.00 )</text:p>
      <text:p text:style-name="P7">22 <text:tab/> <text:s/>0.21 <text:tab/>( <text:s text:c="2"/>6.15, <text:s/>31.72, <text:s text:c="2"/>0.00 ) <text:tab/>( <text:s text:c="2"/>6.21, <text:s/>31.92, <text:s text:c="2"/>0.00 )</text:p>
      <text:p text:style-name="P7">23 <text:tab/> <text:s/>0.26 <text:tab/>( <text:s text:c="2"/>6.15, <text:s/>35.82, <text:s text:c="2"/>0.00 ) <text:tab/>( <text:s text:c="2"/>6.21, <text:s/>36.07, <text:s text:c="2"/>0.00 )</text:p>
      <text:p text:style-name="P7">24 <text:tab/> <text:s/>0.40 <text:tab/>( <text:s text:c="2"/>5.12, <text:s/>38.69, <text:s text:c="2"/>0.00 ) <text:tab/>( <text:s text:c="2"/>5.22, <text:s/>39.07, <text:s text:c="2"/>0.00 )</text:p>
      <text:p text:style-name="P7">25 <text:tab/> <text:s/>0.40 <text:tab/>( <text:s text:c="2"/>1.36, <text:s/>38.69, <text:s text:c="2"/>0.00 ) <text:tab/>( <text:s text:c="2"/>1.25, <text:s/>39.07, <text:s text:c="2"/>0.00 )</text:p>
      <text:p text:style-name="P7">26 <text:tab/> <text:s/>0.28 <text:tab/>( <text:s text:c="2"/>9.99, <text:s/>20.20, <text:s text:c="2"/>0.00 ) <text:tab/>( <text:s/>10.27, <text:s/>20.12, <text:s text:c="2"/>0.00 )</text:p>
      <text:p text:style-name="P7">27 <text:tab/> <text:s/>0.18 <text:tab/>( <text:s/>14.05, <text:s/>20.20, <text:s text:c="2"/>0.00 ) <text:tab/>( <text:s/>14.22, <text:s/>20.12, <text:s text:c="2"/>0.00 )</text:p>
      <text:p text:style-name="P7">28 <text:tab/> <text:s/>0.15 <text:tab/>( <text:s/>18.10, <text:s/>20.20, <text:s text:c="2"/>0.00 ) <text:tab/>( <text:s/>18.23, <text:s/>20.12, <text:s text:c="2"/>0.00 )</text:p>
      <text:p text:style-name="P7">29 <text:tab/> <text:s/>0.26 <text:tab/>( <text:s/>21.10, <text:s/>19.37, <text:s text:c="2"/>0.00 ) <text:tab/>( <text:s/>21.19, <text:s/>19.12, <text:s text:c="2"/>0.00 )</text:p>
      <text:p text:style-name="P7">30 <text:tab/> <text:s/>0.41 <text:tab/>( <text:s/>24.93, <text:s/>19.42, <text:s text:c="2"/>0.00 ) <text:tab/>( <text:s/>25.32, <text:s/>19.30, <text:s text:c="2"/>0.00 )</text:p>
      <text:p text:style-name="P7">31 <text:tab/> <text:s/>0.43 <text:tab/>( <text:s/>25.97, <text:s/>22.46, <text:s text:c="2"/>0.00 ) <text:tab/>( <text:s/>26.38, <text:s/>22.35, <text:s text:c="2"/>0.00 )</text:p>
      <text:p text:style-name="P7">32 <text:tab/> <text:s/>0.41 <text:tab/>( <text:s/>25.97, <text:s/>26.42, <text:s text:c="2"/>0.00 ) <text:tab/>( <text:s/>26.38, <text:s/>26.38, <text:s text:c="2"/>0.00 )</text:p>
      <text:p text:style-name="P7">33 <text:tab/> <text:s/>0.42 <text:tab/>( <text:s/>25.97, <text:s/>30.52, <text:s text:c="2"/>0.00 ) <text:tab/>( <text:s/>26.38, <text:s/>30.45, <text:s text:c="2"/>0.00 )</text:p>
      <text:p text:style-name="P7">34 <text:tab/> <text:s/>0.74 <text:tab/>( <text:s/>25.78, <text:s/>34.80, <text:s text:c="2"/>0.00 ) <text:tab/>( <text:s/>26.48, <text:s/>34.59, <text:s text:c="2"/>0.00 )</text:p>
      <text:p text:style-name="P7">35 <text:tab/> <text:s/>0.71 <text:tab/>( <text:s/>25.78, <text:s/>38.77, <text:s text:c="2"/>0.00 ) <text:tab/>( <text:s/>26.48, <text:s/>38.75, <text:s text:c="2"/>0.00 )</text:p>
      <text:p text:style-name="P7">36 <text:tab/> <text:s/>0.65 <text:tab/>( <text:s/>23.87, <text:s/>40.81, <text:s text:c="2"/>0.00 ) <text:tab/>( <text:s/>24.51, <text:s/>40.71, <text:s text:c="2"/>0.00 )</text:p>
      <text:p text:style-name="P7">37 <text:tab/> <text:s/>0.26 <text:tab/>( <text:s/>30.09, <text:s/>22.20, <text:s text:c="2"/>0.00 ) <text:tab/>( <text:s/>30.11, <text:s/>21.94, <text:s text:c="2"/>0.00 )</text:p>
      <text:p text:style-name="P7">38 <text:tab/> <text:s/>0.27 <text:tab/>( <text:s/>34.00, <text:s/>22.20, <text:s text:c="2"/>0.00 ) <text:tab/>( <text:s/>34.07, <text:s/>21.94, <text:s text:c="2"/>0.00 )</text:p>
      <text:p text:style-name="P7">39 <text:tab/> <text:s/>0.26 <text:tab/>( <text:s/>38.03, <text:s/>22.20, <text:s text:c="2"/>0.00 ) <text:tab/>( <text:s/>38.04, <text:s/>21.94, <text:s text:c="2"/>0.00 )</text:p>
      <text:p text:style-name="P7">40 <text:tab/> <text:s/>0.29 <text:tab/>( <text:s/>40.09, <text:s/>24.20, <text:s text:c="2"/>0.00 ) <text:tab/>( <text:s/>39.99, <text:s/>23.93, <text:s text:c="2"/>0.00 )</text:p>
      <text:p text:style-name="P7">41 <text:tab/> <text:s/>0.41 <text:tab/>( <text:s/>30.97, <text:s/>18.07, <text:s text:c="2"/>0.00 ) <text:tab/>( <text:s/>31.33, <text:s/>17.87, <text:s text:c="2"/>0.00 )</text:p>
      <text:p text:style-name="P7">42 <text:tab/> <text:s/>0.54 <text:tab/>( <text:s/>30.97, <text:s/>14.12, <text:s text:c="2"/>0.00 ) <text:tab/>( <text:s/>31.33, <text:s/>13.72, <text:s text:c="2"/>0.00 )</text:p>
      <text:p text:style-name="P7">43 <text:tab/> <text:s/>0.65 <text:tab/>( <text:s/>34.95, <text:s/>14.03, <text:s text:c="2"/>0.00 ) <text:tab/>( <text:s/>35.58, <text:s/>13.86, <text:s text:c="2"/>0.00 )</text:p>
      <text:p text:style-name="P7">44 <text:tab/> <text:s/>0.74 <text:tab/>( <text:s/>38.89, <text:s/>14.03, <text:s text:c="2"/>0.00 ) <text:tab/>( <text:s/>39.62, <text:s/>13.86, <text:s text:c="2"/>0.00 )</text:p>
      <text:p text:style-name="P7">45 <text:tab/> <text:s/>0.74 <text:tab/>( <text:s/>38.89, <text:s text:c="2"/>9.86, <text:s text:c="2"/>0.00 ) <text:tab/>( <text:s/>39.62, <text:s text:c="2"/>9.71, <text:s text:c="2"/>0.00 )</text:p>
      <text:p text:style-name="P7"><text:soft-page-break/>46 <text:tab/> <text:s/>0.82 <text:tab/>( <text:s/>38.89, <text:s text:c="2"/>5.91, <text:s text:c="2"/>0.00 ) <text:tab/>( <text:s/>39.62, <text:s text:c="2"/>5.53, <text:s text:c="2"/>0.00 )</text:p>
      <text:p text:style-name="P7">47 <text:tab/> <text:s/>0.89 <text:tab/>( <text:s/>38.89, <text:s text:c="2"/>2.15, <text:s text:c="2"/>0.00 ) <text:tab/>( <text:s/>39.62, <text:s text:c="2"/>1.63, <text:s text:c="2"/>0.00 )</text:p>
      <text:p text:style-name="P7"/>
      <text:p text:style-name="P7">found lmid: <text:s/>[6, 3, 2]</text:p>
      <text:p text:style-name="P7">steps used: <text:s/>[0, 18, 87]</text:p>
      <text:p text:style-name="P7">drone err est from actual, <text:s text:c="2"/>1.45</text:p>
      <text:p text:style-name="P7">drone err est from expected, 1.37</text:p>
      <text:p text:style-name="P7">drone expect loc <text:s/>(39.00, 0.00, 0.00)</text:p>
      <text:p text:style-name="P7">drone actual loc <text:s/>(38.72, 0.28, 0.42)</text:p>
      <text:p text:style-name="P7">drone est <text:s text:c="3"/>loc <text:s/>(39.86, -0.39, 0.99)</text:p>
      <text:p text:style-name="P7"/>
      <text:p text:style-name="P7">avg drone err est from actual, <text:tab/>1.45 <text:s/></text:p>
      <text:p text:style-name="P7">avg drone err est from expected, <text:tab/>1.37</text:p>
      <text:p text:style-name="P7">Drone estimation error from actual pos</text:p>
      <text:p text:style-name="P7">1.45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6:09:56.662368289</meta:creation-date>
    <meta:generator>LibreOffice/5.1.6.2$Linux_X86_64 LibreOffice_project/10m0$Build-2</meta:generator>
    <dc:date>2020-07-29T09:03:11.082384866</dc:date>
    <meta:editing-duration>PT11H1M54S</meta:editing-duration>
    <meta:editing-cycles>3</meta:editing-cycles>
    <meta:document-statistic meta:table-count="0" meta:image-count="0" meta:object-count="0" meta:page-count="8" meta:paragraph-count="240" meta:word-count="2431" meta:character-count="13436" meta:non-whitespace-character-count="8749"/>
  </office:meta>
</office:document-meta>
</file>